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overpuzzle_event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8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062: "* Heyy~^1! ich habe Geburtstag~^1!&amp;* Ihr SAGT nicht mal HALLO!^1?&amp;* Das ist fein^1, ehrlich.../",</text:p>
          </table:table-cell>
          <table:table-cell table:number-columns-repeated="8"/>
          <table:table-cell table:style-name="ce1" office:value-type="string" calcext:value-type="string">
            <text:p>Zeilennummer 2062: "* Heyy~^1! It's my birthday today~^1!&amp;* And you didn't even SAY HELLO!^1?&amp;* That's fine^1, actually..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2062: "* Haltet ein und sagt hi^1!&amp;* Ruhe^1! Die verdienen uns nicht^1!&amp;* Hey^1, kommt runter^1, ihr zwei./",</text:p>
          </table:table-cell>
          <table:table-cell table:number-columns-repeated="8"/>
          <table:table-cell office:value-type="string" calcext:value-type="string">
            <text:p>Zeilennummer 2062: "* Stop and say hi^1, folks~^1!&amp;* Shut up^1! They don't DESERVE us^1!&amp;* H-hey^1, calm down^1, you two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2062: "* Lasst uns feiern~!&amp;* Yeah^1, mit vielen SCHMERZEN!&amp;* Oh^1, Das tut mir jetzt leid...!/%",</text:p>
          </table:table-cell>
          <table:table-cell table:number-columns-repeated="8"/>
          <table:table-cell office:value-type="string" calcext:value-type="string">
            <text:p>Zeilennummer 2062: "* Let's celebrate my birthday~!&amp;* Yeah^1, get ready to HURT!&amp;* Oh^1, I'm s-sorry about this...!/%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2062: "* Oh^1, du weißt nicht was heute ist^1?&amp;* Du meinst VERGESSEN!^1?&amp;* Das ist OK^1, die kennen uns nicht./",</text:p>
          </table:table-cell>
          <table:table-cell table:number-columns-repeated="8"/>
          <table:table-cell office:value-type="string" calcext:value-type="string">
            <text:p>Zeilennummer 2062: "* Oh^1, you don't know the day^1?&amp;* You mean you FORGOT!^1?&amp;* That's OK^1, you don't know us./"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ilennummer 2062: "* Es ist unser Geburtstag~^1! Yayyyy~^1!&amp;* Und den MERKT IHR EUCH ^1!&amp;* Oh, Das tut mir alles leid.../%",</text:p>
          </table:table-cell>
          <table:table-cell table:number-columns-repeated="8"/>
          <table:table-cell office:value-type="string" calcext:value-type="string">
            <text:p>Zeilennummer 2062: "* It's our birthday~^1! Yayyyy~^1!&amp;* And you're gonna REGRET IT^1!&amp;* Oh, I'm sorry about this.../%",</text:p>
          </table:table-cell>
          <table:table-cell table:number-columns-repeated="10"/>
        </table:table-row>
      </table:table>
      <table:table table:name="clubsenemy" table:style-name="ta1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075: "* CLOVER - AT 8 VT 2&amp;* Zwei Köpfe sind besser als einer^1! Drei..^1. eher nicht./%",</text:p>
          </table:table-cell>
          <table:table-cell table:number-columns-repeated="7"/>
          <table:table-cell office:value-type="string" calcext:value-type="string">
            <text:p>Zeilennummer 2075: "* CLOVER - AT 8 DF 2&amp;* Two heads are better than one^1!&amp;* Three..^1. maybe not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Schones&amp;Wetter&amp;heute.",</text:p>
          </table:table-cell>
          <table:table-cell table:number-columns-repeated="7"/>
          <table:table-cell office:value-type="string" calcext:value-type="string">
            <text:p>Zeilennummer 2075: "Nice&amp;weather&amp;toda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as? Es &amp;ist &amp;einfach&amp;furchtbar!",</text:p>
          </table:table-cell>
          <table:table-cell table:number-columns-repeated="7"/>
          <table:table-cell office:value-type="string" calcext:value-type="string">
            <text:p>Zeilennummer 2075: "What?&amp;It's just&amp;awful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Bitte hohrt&amp; auf, alle&amp;beide...",</text:p>
          </table:table-cell>
          <table:table-cell table:number-columns-repeated="7"/>
          <table:table-cell office:value-type="string" calcext:value-type="string">
            <text:p>Zeilennummer 2075: "Please&amp;stop, you&amp;two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ett, dich&amp;kennen&amp;zulernen!",</text:p>
          </table:table-cell>
          <table:table-cell table:number-columns-repeated="7"/>
          <table:table-cell office:value-type="string" calcext:value-type="string">
            <text:p>Zeilennummer 2075: "Nice to&amp;meet you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Stirb!&amp;Stirb!&amp;Stirb!",</text:p>
          </table:table-cell>
          <table:table-cell table:number-columns-repeated="7"/>
          <table:table-cell office:value-type="string" calcext:value-type="string">
            <text:p>Zeilennummer 2075: "Die!&amp;Die!&amp;Die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Bitte&amp;ignoriere&amp;sie.",</text:p>
          </table:table-cell>
          <table:table-cell table:number-columns-repeated="7"/>
          <table:table-cell office:value-type="string" calcext:value-type="string">
            <text:p>Zeilennummer 2075: "Please&amp;ignore&amp;them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Lasst uns&amp;uns besser&amp;kennenlernen~",</text:p>
          </table:table-cell>
          <table:table-cell table:number-columns-repeated="7"/>
          <table:table-cell office:value-type="string" calcext:value-type="string">
            <text:p>Zeilennummer 2075: "Let's get&amp;to know&amp;you~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HAU AB!!",</text:p>
          </table:table-cell>
          <table:table-cell table:number-columns-repeated="7"/>
          <table:table-cell office:value-type="string" calcext:value-type="string">
            <text:p>Zeilennummer 2075: "GET OUT&amp;OF HERE!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Entschuldige&amp;deswegen...",</text:p>
          </table:table-cell>
          <table:table-cell table:number-columns-repeated="7"/>
          <table:table-cell office:value-type="string" calcext:value-type="string">
            <text:p>Zeilennummer 2075: "Sorry&amp;about&amp;this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Es ist mein&amp;Geburtstag-",</text:p>
          </table:table-cell>
          <table:table-cell table:number-columns-repeated="7"/>
          <table:table-cell office:value-type="string" calcext:value-type="string">
            <text:p>Zeilennummer 2075: "It's my&amp;birthday~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AS!? NEIN!&amp;ES IST MEIN&amp;GEBURTSTAG!",</text:p>
          </table:table-cell>
          <table:table-cell table:number-columns-repeated="7"/>
          <table:table-cell office:value-type="string" calcext:value-type="string">
            <text:p>Zeilennummer 2075: "WHAT!? NO!&amp;It's MY&amp;birthday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ir sind&amp;Drillinge...",</text:p>
          </table:table-cell>
          <table:table-cell table:number-columns-repeated="7"/>
          <table:table-cell office:value-type="string" calcext:value-type="string">
            <text:p>Zeilennummer 2075: "We're&amp;triplets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kämpft mit sich selbst.",</text:p>
          </table:table-cell>
          <table:table-cell table:number-columns-repeated="7"/>
          <table:table-cell office:value-type="string" calcext:value-type="string">
            <text:p>Zeilennummer 2075: "* Clover is bickering with herselve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Du redest von Tieren./",</text:p>
          </table:table-cell>
          <table:table-cell table:number-columns-repeated="7"/>
          <table:table-cell office:value-type="string" calcext:value-type="string">
            <text:p>Zeilennummer 2075: "* You brought up the topic of Animals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scheint es nicht zu interessieren.../%",</text:p>
          </table:table-cell>
          <table:table-cell table:number-columns-repeated="7"/>
          <table:table-cell office:value-type="string" calcext:value-type="string">
            <text:p>Zeilennummer 2075: "* Clover didn't seem to care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Tiere sind &amp;irgendwie&amp;gemein.",</text:p>
          </table:table-cell>
          <table:table-cell table:number-columns-repeated="7"/>
          <table:table-cell office:value-type="string" calcext:value-type="string">
            <text:p>Zeilennummer 2075: "Animals&amp;are kind&amp;of nast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ein nur&amp;furchtbar.",</text:p>
          </table:table-cell>
          <table:table-cell table:number-columns-repeated="7"/>
          <table:table-cell office:value-type="string" calcext:value-type="string">
            <text:p>Zeilennummer 2075: "Just AWFUL&amp;in&amp;concept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(Noch nie&amp;eins gesehen&amp;aber...)",</text:p>
          </table:table-cell>
          <table:table-cell table:number-columns-repeated="7"/>
          <table:table-cell office:value-type="string" calcext:value-type="string">
            <text:p>Zeilennummer 2075: "(Never&amp;seen one,&amp;but...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nuschelt von niedlichen Jungs.",</text:p>
          </table:table-cell>
          <table:table-cell table:number-columns-repeated="7"/>
          <table:table-cell office:value-type="string" calcext:value-type="string">
            <text:p>Zeilennummer 2075: "* Clover is whispering about cute boy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Ühmm^1, was willst du zum Geburtstag?/%",</text:p>
          </table:table-cell>
          <table:table-cell table:number-columns-repeated="7"/>
          <table:table-cell office:value-type="string" calcext:value-type="string">
            <text:p>Zeilennummer 2075: "* Ummm^1, what would you like for your birthday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ur ein&amp;nettes&amp;Gespräch/%",</text:p>
          </table:table-cell>
          <table:table-cell table:number-columns-repeated="7"/>
          <table:table-cell office:value-type="string" calcext:value-type="string">
            <text:p>Zeilennummer 2075: "Let's just&amp;have a nice&amp;chat~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Du IDIOT!&amp;frag nach&amp;nem GESCHENK!!!/%",</text:p>
          </table:table-cell>
          <table:table-cell table:number-columns-repeated="7"/>
          <table:table-cell office:value-type="string" calcext:value-type="string">
            <text:p>Zeilennummer 2075: "You IDIOT!&amp;Ask for a&amp;GIFT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(Nur von&amp;unsern Ge-&amp;fühlen \\cBreden.)/%",</text:p>
          </table:table-cell>
          <table:table-cell table:number-columns-repeated="7"/>
          <table:table-cell office:value-type="string" calcext:value-type="string">
            <text:p>Zeilennummer 2075: "(Just&amp;discuss&amp;our likes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(Vielleicht solltest du von was anderem sprechen...)/%",</text:p>
          </table:table-cell>
          <table:table-cell table:number-columns-repeated="7"/>
          <table:table-cell office:value-type="string" calcext:value-type="string">
            <text:p>Zeilennummer 2075: "* (Seems like you should talk about something else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Magst du^1, ühm..^1. Sport?/%",</text:p>
          </table:table-cell>
          <table:table-cell table:number-columns-repeated="7"/>
          <table:table-cell office:value-type="string" calcext:value-type="string">
            <text:p>Zeilennummer 2075: "* Do you like^1, um..^1. Sports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ich habe hun-&amp;ger auf ein-&amp;en Fußball./%",</text:p>
          </table:table-cell>
          <table:table-cell table:number-columns-repeated="7"/>
          <table:table-cell office:value-type="string" calcext:value-type="string">
            <text:p>Zeilennummer 2075: "I wanna&amp;eat a&amp;footbal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Sport! Mein &amp;Lieblings-&amp;essen!/%",</text:p>
          </table:table-cell>
          <table:table-cell table:number-columns-repeated="7"/>
          <table:table-cell office:value-type="string" calcext:value-type="string">
            <text:p>Zeilennummer 2075: "Sports!&amp;My favorite&amp;food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Oh!&amp;ich Liebe&amp;euch!/%",</text:p>
          </table:table-cell>
          <table:table-cell table:number-columns-repeated="7"/>
          <table:table-cell office:value-type="string" calcext:value-type="string">
            <text:p>Zeilennummer 2075: "Oh!&amp;I love you&amp;two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Spaghetti&amp;und Tennis-&amp;ball.",</text:p>
          </table:table-cell>
          <table:table-cell table:number-columns-repeated="7"/>
          <table:table-cell office:value-type="string" calcext:value-type="string">
            <text:p>Zeilennummer 2075: "Spaghetti&amp;and tennis&amp;ball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Das ist &amp;GENIAL!",</text:p>
          </table:table-cell>
          <table:table-cell table:number-columns-repeated="7"/>
          <table:table-cell office:value-type="string" calcext:value-type="string">
            <text:p>Zeilennummer 2075: "That's&amp;GENIUS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ir sind &amp;mal einer &amp;Meinung.",</text:p>
          </table:table-cell>
          <table:table-cell table:number-columns-repeated="7"/>
          <table:table-cell office:value-type="string" calcext:value-type="string">
            <text:p>Zeilennummer 2075: "We really&amp;agree&amp;on it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Du sprichst über Wälder^1. Clover scheint zufrieden.../%",</text:p>
          </table:table-cell>
          <table:table-cell table:number-columns-repeated="7"/>
          <table:table-cell office:value-type="string" calcext:value-type="string">
            <text:p>Zeilennummer 2075: "* You brought up the topic of Trees^1. Clover seemed happy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ich liebe&amp;den Geruch&amp;von Bäumen.",</text:p>
          </table:table-cell>
          <table:table-cell table:number-columns-repeated="7"/>
          <table:table-cell office:value-type="string" calcext:value-type="string">
            <text:p>Zeilennummer 2075: "I love&amp;the smell&amp;of tree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Oh!&amp;ich auch!",</text:p>
          </table:table-cell>
          <table:table-cell table:number-columns-repeated="7"/>
          <table:table-cell office:value-type="string" calcext:value-type="string">
            <text:p>Zeilennummer 2075: "Oh!&amp;Me too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Pollen &amp;machen mich...&amp;sicherer!",</text:p>
          </table:table-cell>
          <table:table-cell table:number-columns-repeated="7"/>
          <table:table-cell office:value-type="string" calcext:value-type="string">
            <text:p>Zeilennummer 2075: "Pollen&amp;makes me...&amp;Uh, sure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erstrahlt^1, in schreckliches grinsen.",</text:p>
          </table:table-cell>
          <table:table-cell table:number-columns-repeated="7"/>
          <table:table-cell office:value-type="string" calcext:value-type="string">
            <text:p>Zeilennummer 2075: "* Clover flashes a trio of terrible smile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weiß nicht^1, wessen Zahnburste wessens ist.",</text:p>
          </table:table-cell>
          <table:table-cell table:number-columns-repeated="7"/>
          <table:table-cell office:value-type="string" calcext:value-type="string">
            <text:p>Zeilennummer 2075: "* Clover is arguing about whose toothbrush is whos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singt nicht im Takt.",</text:p>
          </table:table-cell>
          <table:table-cell table:number-columns-repeated="7"/>
          <table:table-cell office:value-type="string" calcext:value-type="string">
            <text:p>Zeilennummer 2075: "* Clover hums like an out-of-tune choir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s Klee Geruch vermischt sich mit Tau.",</text:p>
          </table:table-cell>
          <table:table-cell table:number-columns-repeated="7"/>
          <table:table-cell office:value-type="string" calcext:value-type="string">
            <text:p>Zeilennummer 2075: "* Smells like clover and dew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Aww, er&amp;hat das &amp;GEMACHT!?&amp;Wie bewegend!",</text:p>
          </table:table-cell>
          <table:table-cell table:number-columns-repeated="7"/>
          <table:table-cell office:value-type="string" calcext:value-type="string">
            <text:p>Zeilennummer 2075: "Aww, he&amp;MADE that!?&amp;So caring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ie&amp;niiiieeeedliiich!&amp;ich will es!",</text:p>
          </table:table-cell>
          <table:table-cell table:number-columns-repeated="7"/>
          <table:table-cell office:value-type="string" calcext:value-type="string">
            <text:p>Zeilennummer 2075: "It's SOOO&amp;cute!&amp;I want it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(Ist das nicht&amp;etwas ühm...&amp;langweilig?)",</text:p>
          </table:table-cell>
          <table:table-cell table:number-columns-repeated="7"/>
          <table:table-cell office:value-type="string" calcext:value-type="string">
            <text:p>Zeilennummer 2075: "(Isn't it&amp;a bit...&amp;boring?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Ühmm..^1. Was für eine Art \"Jungs\" habt ihr eigentlich gerne?/%",</text:p>
          </table:table-cell>
          <table:table-cell table:number-columns-repeated="7"/>
          <table:table-cell office:value-type="string" calcext:value-type="string">
            <text:p>Zeilennummer 2075: "* Ummm..^1. What kind of \"Boys\" do you like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iedlich!&amp;Hmm hmm-&amp;/%",</text:p>
          </table:table-cell>
          <table:table-cell table:number-columns-repeated="7"/>
          <table:table-cell office:value-type="string" calcext:value-type="string">
            <text:p>Zeilennummer 2075: "Cute ones!&amp;Hmm hmm~&amp;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ETTE,&amp;so wie ICH!/%",</text:p>
          </table:table-cell>
          <table:table-cell table:number-columns-repeated="7"/>
          <table:table-cell office:value-type="string" calcext:value-type="string">
            <text:p>Zeilennummer 2075: "NICE ONES,&amp;like I AM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Keine...Um, &amp;ich meine,&amp;alle./%",</text:p>
          </table:table-cell>
          <table:table-cell table:number-columns-repeated="7"/>
          <table:table-cell office:value-type="string" calcext:value-type="string">
            <text:p>Zeilennummer 2075: "None...&amp;Um, I mean,&amp;all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(Es scheint^1, als ob Sie gerne darüber reden...)/%",</text:p>
          </table:table-cell>
          <table:table-cell table:number-columns-repeated="7"/>
          <table:table-cell office:value-type="string" calcext:value-type="string">
            <text:p>Zeilennummer 2075: "* (Seems like Clover enjoyed talking about that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Brillen&amp;sind niedlich,&amp;denke ich...",</text:p>
          </table:table-cell>
          <table:table-cell table:number-columns-repeated="7"/>
          <table:table-cell office:value-type="string" calcext:value-type="string">
            <text:p>Zeilennummer 2075: "Glasses&amp;are cute,&amp;I think..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EICHE!&amp;Brillen!&amp;Das wahre!",</text:p>
          </table:table-cell>
          <table:table-cell table:number-columns-repeated="7"/>
          <table:table-cell office:value-type="string" calcext:value-type="string">
            <text:p>Zeilennummer 2075: "Fluffy!&amp;Glasses!&amp;That's it!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ER???&amp;...ühm,&amp;sicher.",</text:p>
          </table:table-cell>
          <table:table-cell table:number-columns-repeated="7"/>
          <table:table-cell office:value-type="string" calcext:value-type="string">
            <text:p>Zeilennummer 2075: "HIM???&amp;... err,&amp;sur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scheint \\cBMüde\\cW zu sein^1, vom vielen reden.",</text:p>
          </table:table-cell>
          <table:table-cell table:number-columns-repeated="7"/>
          <table:table-cell office:value-type="string" calcext:value-type="string">
            <text:p>Zeilennummer 2075: "* Clover seems TIRED of discussing so much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(Clover scheint erfreut zu sein...)/%",</text:p>
          </table:table-cell>
          <table:table-cell table:number-columns-repeated="7"/>
          <table:table-cell office:value-type="string" calcext:value-type="string">
            <text:p>Zeilennummer 2075: "* (Seems like Clover enjoyed talking about that..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scheint langsam zu welken.",</text:p>
          </table:table-cell>
          <table:table-cell table:number-columns-repeated="7"/>
          <table:table-cell office:value-type="string" calcext:value-type="string">
            <text:p>Zeilennummer 2075: "* Clover starts to look wilted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 kommt mit sich nun aus.",</text:p>
          </table:table-cell>
          <table:table-cell table:number-columns-repeated="7"/>
          <table:table-cell office:value-type="string" calcext:value-type="string">
            <text:p>Zeilennummer 2075: "* Clover seems to be getting along with herselve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* Clovers Harmonie wurde komplett zerstört.",</text:p>
          </table:table-cell>
          <table:table-cell table:number-columns-repeated="7"/>
          <table:table-cell office:value-type="string" calcext:value-type="string">
            <text:p>Zeilennummer 2075: "* Clover's harmony was shattered by violenc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(Müde)",</text:p>
          </table:table-cell>
          <table:table-cell table:number-columns-repeated="7"/>
          <table:table-cell office:value-type="string" calcext:value-type="string">
            <text:p>Zeilennummer 2075: "(Tir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(Müde)",</text:p>
          </table:table-cell>
          <table:table-cell table:number-columns-repeated="7"/>
          <table:table-cell office:value-type="string" calcext:value-type="string">
            <text:p>Zeilennummer 2075: "(Tired)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Netter Mund",</text:p>
          </table:table-cell>
          <table:table-cell table:number-columns-repeated="7"/>
          <table:table-cell office:value-type="string" calcext:value-type="string">
            <text:p>Zeilennummer 2075: "Nice mouth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Wutender Mund",</text:p>
          </table:table-cell>
          <table:table-cell table:number-columns-repeated="7"/>
          <table:table-cell office:value-type="string" calcext:value-type="string">
            <text:p>Zeilennummer 2075: "Anger mouth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2075: "Schlauer Mund",</text:p>
          </table:table-cell>
          <table:table-cell table:number-columns-repeated="7"/>
          <table:table-cell office:value-type="string" calcext:value-type="string">
            <text:p>Zeilennummer 2075: "Smart Mouth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54:15.581000000</meta:creation-date>
    <dc:date>2023-06-18T19:57:41.100000000</dc:date>
    <meta:editing-duration>PT3M25S</meta:editing-duration>
    <meta:editing-cycles>1</meta:editing-cycles>
    <meta:document-statistic meta:table-count="2" meta:cell-count="138" meta:object-count="0"/>
    <meta:generator>LibreOffice/7.4.3.2$Windows_X86_64 LibreOffice_project/1048a8393ae2eeec98dff31b5c133c5f1d08b890</meta:generator>
  </office:meta>
</office:document-meta>
</file>